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c83ab" officeooo:paragraph-rsid="000c83ab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c83ab" officeooo:paragraph-rsid="000c83ab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cee7f" officeooo:paragraph-rsid="000cee7f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0cee7f" officeooo:paragraph-rsid="000cee7f"/>
    </style:style>
    <style:style style:name="P5" style:family="paragraph" style:parent-style-name="Footer">
      <style:text-properties officeooo:rsid="000c83ab" officeooo:paragraph-rsid="000c83ab"/>
    </style:style>
    <style:style style:name="T1" style:family="text">
      <style:text-properties officeooo:rsid="000cee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scar Jimenez</text:p>
      <text:p text:style-name="P1">Bogota 04/04/2014</text:p>
      <text:p text:style-name="P1">Proyecto Mett</text:p>
      <text:p text:style-name="P1"/>
      <text:p text:style-name="P2">Estructura:</text:p>
      <text:p text:style-name="P1"/>
      <text:p text:style-name="P1">Index.html</text:p>
      <text:p text:style-name="P1"><text:tab/>js</text:p>
      <text:p text:style-name="P1"><text:tab/><text:tab/>Angular.js</text:p>
      <text:p text:style-name="P1"><text:tab/><text:tab/>angular-route.js</text:p>
      <text:p text:style-name="P1"><text:tab/><text:tab/>controladores.js</text:p>
      <text:p text:style-name="P1"><text:tab/><text:tab/>script.js<text:tab/><text:tab/><text:tab/></text:p>
      <text:p text:style-name="P1"><text:tab/>img</text:p>
      <text:p text:style-name="P1"><text:tab/><text:tab/>estado.jpg</text:p>
      <text:p text:style-name="P1"><text:tab/><text:tab/>logueo.jpg</text:p>
      <text:p text:style-name="P1"><text:tab/><text:tab/>mensaje.jpg</text:p>
      <text:p text:style-name="P1"><text:tab/>templates</text:p>
      <text:p text:style-name="P1"><text:tab/><text:tab/>Estado.html</text:p>
      <text:p text:style-name="P1"><text:tab/><text:tab/>Logueo.html</text:p>
      <text:p text:style-name="P1"><text:tab/><text:tab/>Mensaje.html</text:p>
      <text:p text:style-name="P1"><text:tab/><text:tab/></text:p>
      <text:p text:style-name="P2">Proyecto Mett</text:p>
      <text:p text:style-name="P1"/>
      <text:p text:style-name="P1">El proyecto “mett” tiene una carpeta que contiene un archivo .html llamado “index” y dentro de él, encontramos una directiva del framework AngularJs llamada ng-view. La cual es encargada de mostrar los demás templates, una vez el usuario haya seleccionionado la opción deseada.</text:p>
      <text:p text:style-name="P1"/>
      <text:p text:style-name="P1">Los templates a los que se puede acceder son: </text:p>
      <text:p text:style-name="P1"/>
      <text:p text:style-name="P1">Logueo.html</text:p>
      <text:p text:style-name="P1">Estado.html</text:p>
      <text:p text:style-name="P1">Mensaje.html</text:p>
      <text:p text:style-name="P1"/>
      <text:p text:style-name="P1">Éstos archivos se encuenteran en la carpeta “templates”.</text:p>
      <text:p text:style-name="P1"/>
      <text:p text:style-name="P1">Tambien se encuentran las carpetas llamadas: “img” y “js” en donde “img” contiene las imagenes del proyecto y “js” los archivos de script y de angular para que podamos usar este framework (de estos archivos no hablaremos).</text:p>
      <text:p text:style-name="P1"/>
      <text:p text:style-name="P1"/>
      <text:p text:style-name="P2">El template de “Logueo” </text:p>
      <text:p text:style-name="P1"/>
      <text:p text:style-name="P1">Dentro del template “Logueo” encontramos primero una imagen llamada “logueo” que se muiestra apenas se carga la página. Después un form que se encarga de recibír el nombre del usuario y su contraseña, adicionalmente almacena los datos recibidos en dos variables; “nombretext” para el nombre del usuario y “passwordtext” para la contraseña. Despues encontramos una etiqueta “div” que contiene un controlador llamado “Logueo” (hablaremos de éste mas adelante). Y dentro de la etiqueta “div” se <text:soft-page-break/>adiciono un boton el cual llama una funcion encargada de realizar el envio de los datos a la appi de Vime.com.co. Posteriormente se realiza la muestra de los datos recibidos desde la appi de Vime “a la manera” de AngulaJs, mediante la variable “datos” y el nombre de uno de los campos contenidos <text:s/>en el Json enviado por la appi. </text:p>
      <text:p text:style-name="P1"/>
      <text:p text:style-name="P1"/>
      <text:p text:style-name="P1"/>
      <text:p text:style-name="P2">El template de “Estado”</text:p>
      <text:p text:style-name="P1"/>
      <text:p text:style-name="P1"/>
      <text:p text:style-name="P1">En el template de “Estado” se hace llamado a la imagen <text:s/>“estado”, posteriormente se llama mediante las funciones de Angular la cariable “datos” que contiene los datos recibidos del metodo Post enviado como prueba para implementar más adelante el metodo get y campturar el estado del usuario que se ha logueado anteriormente. </text:p>
      <text:p text:style-name="P1"/>
      <text:p text:style-name="P1"/>
      <text:p text:style-name="P2">El template de “Mensaje”</text:p>
      <text:p text:style-name="P1"/>
      <text:p text:style-name="P1"/>
      <text:p text:style-name="P1">En este archivo se encuentra una imagen llamada “mensaje” que se emuestra apenas carga la página y mas adelante se agregará la funcion para poder enviar un mensaje hacia a la appi de Vime para que lo reciba cualquier usuario que este en la base de datos. </text:p>
      <text:p text:style-name="P1"/>
      <text:p text:style-name="P1"/>
      <text:p text:style-name="P2">Script.js</text:p>
      <text:p text:style-name="P1"/>
      <text:p text:style-name="P1">En este archivo encontramos los modulos, las funciones, variables, que se pueden implementar conm AngularJs. Aqu<text:span text:style-name="T1">í</text:span> se <text:span text:style-name="T1">usa el</text:span> <text:span text:style-name="T1">$routerProvider para configurar las direcciones a las que se apunta, cuando el usuario selecciona una opción, y se muestran en el ng-view. </text:span></text:p>
      <text:p text:style-name="P1"/>
      <text:p text:style-name="P4">Adicionalmente se declaran o nombran los controladores que se encuentran en el archivo “controladores”, y se adicionan las rutas donde se encuentran los templates.</text:p>
      <text:p text:style-name="P4"/>
      <text:p text:style-name="P3">Controladores.js</text:p>
      <text:p text:style-name="P4"/>
      <text:p text:style-name="P4">Este archivo contiene los controladores declarados en el archivo “Script” los cuales son: </text:p>
      <text:p text:style-name="P4"/>
      <text:p text:style-name="P4">“logueoC”: encargado de llamar una función que usa el servicio $http para apuntar a la appi mediante los metodos POST y GET. </text:p>
      <text:p text:style-name="P4"/>
      <text:p text:style-name="P4">“estadoC”: que por ahora solo esta realizando el envío de “login” <text:s/>a la appi de VIME con la función de POST. Ésto es como prueba ya que se implementará como se mencionó anteriormente el metodo GET para saber el estado del usuario logueado. </text:p>
      <text:p text:style-name="P4"/>
      <text:p text:style-name="P4">Y por último la función “mensajeC” que se encargara de llamar un form para el envio de mensajes a un usuario que se encuentre registrado en la appi de Vime.com.co.</text:p>
      <text:p text:style-name="P4"/>
      <text:p text:style-name="P4"><text:soft-page-break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c83ab" officeooo:paragraph-rsid="000c83a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4T15:56:02.740290556</meta:creation-date>
    <dc:date>2014-04-04T16:37:40.883478139</dc:date>
    <meta:editing-duration>PT11M43S</meta:editing-duration>
    <meta:editing-cycles>1</meta:editing-cycles>
    <meta:document-statistic meta:table-count="0" meta:image-count="0" meta:object-count="0" meta:page-count="3" meta:paragraph-count="41" meta:word-count="544" meta:character-count="3411" meta:non-whitespace-character-count="2867"/>
    <meta:generator>LibreOffice/4.1.3.2$Linux_X86_64 LibreOffice_project/410m0$Build-2</meta:generator>
  </office:meta>
</office:document-meta>
</file>